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ed84" officeooo:paragraph-rsid="0004ed84"/>
    </style:style>
    <style:style style:name="P2" style:family="paragraph" style:parent-style-name="Standard">
      <style:text-properties style:text-underline-style="none" officeooo:rsid="0004ed84" officeooo:paragraph-rsid="00064b6d"/>
    </style:style>
    <style:style style:name="P3" style:family="paragraph" style:parent-style-name="Standard">
      <style:text-properties style:text-underline-style="none" officeooo:rsid="00064b6d" officeooo:paragraph-rsid="00064b6d"/>
    </style:style>
    <style:style style:name="P4" style:family="paragraph" style:parent-style-name="Standard">
      <style:text-properties style:text-underline-style="none" officeooo:rsid="0007ac4a" officeooo:paragraph-rsid="0007ac4a"/>
    </style:style>
    <style:style style:name="P5" style:family="paragraph" style:parent-style-name="Standard">
      <style:text-properties style:text-underline-style="none" officeooo:rsid="0007ac4a" officeooo:paragraph-rsid="00096289"/>
    </style:style>
    <style:style style:name="P6" style:family="paragraph" style:parent-style-name="Standard">
      <style:text-properties style:text-underline-style="none" officeooo:rsid="00096289" officeooo:paragraph-rsid="00096289"/>
    </style:style>
    <style:style style:name="P7" style:family="paragraph" style:parent-style-name="Heading_20_4">
      <style:paragraph-properties fo:break-before="page"/>
    </style:style>
    <style:style style:name="P8" style:family="paragraph" style:parent-style-name="Standard">
      <style:text-properties style:text-underline-style="none" officeooo:rsid="00096289" officeooo:paragraph-rsid="00096289"/>
    </style:style>
    <style:style style:name="P9" style:family="paragraph" style:parent-style-name="Text_20_body">
      <style:text-properties officeooo:rsid="00098869" officeooo:paragraph-rsid="00098869"/>
    </style:style>
    <style:style style:name="P10" style:family="paragraph" style:parent-style-name="Text_20_body">
      <style:text-properties style:text-underline-style="none" officeooo:rsid="00098869" officeooo:paragraph-rsid="00098869"/>
    </style:style>
    <style:style style:name="P11" style:family="paragraph" style:parent-style-name="Text_20_body">
      <style:text-properties style:text-underline-style="none" officeooo:rsid="000f0de9" officeooo:paragraph-rsid="000f0de9"/>
    </style:style>
    <style:style style:name="P12" style:family="paragraph" style:parent-style-name="Text_20_body">
      <style:text-properties style:text-underline-style="none" officeooo:rsid="000f0de9" officeooo:paragraph-rsid="000f9f66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text-properties style:text-underline-style="none" officeooo:paragraph-rsid="00119736"/>
    </style:style>
    <style:style style:name="P15" style:family="paragraph" style:parent-style-name="Text_20_body">
      <style:text-properties style:text-underline-style="none" officeooo:rsid="00144031" officeooo:paragraph-rsid="001447bc"/>
    </style:style>
    <style:style style:name="P16" style:family="paragraph" style:parent-style-name="Text_20_body">
      <style:text-properties style:text-underline-style="none" officeooo:rsid="00144031" officeooo:paragraph-rsid="00144031" style:text-overline-style="none" style:text-overline-color="font-color"/>
    </style:style>
    <style:style style:name="P17" style:family="paragraph" style:parent-style-name="Text_20_body">
      <style:text-properties style:text-underline-style="none" officeooo:rsid="0019d080" officeooo:paragraph-rsid="0019d080"/>
    </style:style>
    <style:style style:name="P18" style:family="paragraph" style:parent-style-name="Text_20_body">
      <style:text-properties officeooo:rsid="000bb363" officeooo:paragraph-rsid="000bb363"/>
    </style:style>
    <style:style style:name="P19" style:family="paragraph" style:parent-style-name="Text_20_body">
      <style:text-properties officeooo:rsid="000bb363" officeooo:paragraph-rsid="000da400"/>
    </style:style>
    <style:style style:name="P20" style:family="paragraph" style:parent-style-name="Text_20_body">
      <style:text-properties officeooo:rsid="000da400" officeooo:paragraph-rsid="000da400"/>
    </style:style>
    <style:style style:name="P21" style:family="paragraph" style:parent-style-name="Text_20_body">
      <style:text-properties officeooo:rsid="000da400" officeooo:paragraph-rsid="000e9868"/>
    </style:style>
    <style:style style:name="P22" style:family="paragraph" style:parent-style-name="Text_20_body">
      <style:text-properties officeooo:rsid="000e9868" officeooo:paragraph-rsid="000e9868"/>
    </style:style>
    <style:style style:name="P23" style:family="paragraph" style:parent-style-name="Text_20_body">
      <style:text-properties officeooo:rsid="000eecd5" officeooo:paragraph-rsid="000eecd5"/>
    </style:style>
    <style:style style:name="P24" style:family="paragraph" style:parent-style-name="Text_20_body">
      <style:text-properties officeooo:rsid="000f0de9" officeooo:paragraph-rsid="000f0de9"/>
    </style:style>
    <style:style style:name="P25" style:family="paragraph" style:parent-style-name="Text_20_body">
      <style:text-properties officeooo:rsid="000f0de9" officeooo:paragraph-rsid="000f9f66"/>
    </style:style>
    <style:style style:name="P26" style:family="paragraph" style:parent-style-name="Text_20_body">
      <style:text-properties style:text-underline-style="solid" style:text-underline-width="auto" style:text-underline-color="font-color"/>
    </style:style>
    <style:style style:name="P27" style:family="paragraph" style:parent-style-name="Text_20_body">
      <style:text-properties officeooo:rsid="00144031" officeooo:paragraph-rsid="00144031"/>
    </style:style>
    <style:style style:name="P28" style:family="paragraph" style:parent-style-name="Text_20_body">
      <style:text-properties officeooo:rsid="0015cced" officeooo:paragraph-rsid="0015cced"/>
    </style:style>
    <style:style style:name="P29" style:family="paragraph" style:parent-style-name="Text_20_body">
      <style:text-properties officeooo:rsid="0016392e" officeooo:paragraph-rsid="0016392e"/>
    </style:style>
    <style:style style:name="P30" style:family="paragraph" style:parent-style-name="Text_20_body">
      <style:text-properties officeooo:rsid="0016392e" officeooo:paragraph-rsid="00178837"/>
    </style:style>
    <style:style style:name="P31" style:family="paragraph" style:parent-style-name="Text_20_body">
      <style:text-properties officeooo:rsid="0016392e" officeooo:paragraph-rsid="00187da0"/>
    </style:style>
    <style:style style:name="P32" style:family="paragraph" style:parent-style-name="Text_20_body">
      <style:text-properties officeooo:rsid="00178837" officeooo:paragraph-rsid="00178837"/>
    </style:style>
    <style:style style:name="P33" style:family="paragraph" style:parent-style-name="Text_20_body">
      <style:text-properties officeooo:paragraph-rsid="00178837"/>
    </style:style>
    <style:style style:name="P34" style:family="paragraph" style:parent-style-name="Text_20_body">
      <style:text-properties officeooo:paragraph-rsid="00187da0"/>
    </style:style>
    <style:style style:name="P35" style:family="paragraph" style:parent-style-name="Text_20_body">
      <style:text-properties officeooo:rsid="0019d080" officeooo:paragraph-rsid="0019d08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4b6d"/>
    </style:style>
    <style:style style:name="T3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0bb363"/>
    </style:style>
    <style:style style:name="T5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officeooo:rsid="000f9f66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 officeooo:rsid="0015cced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 officeooo:rsid="00178837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10" style:family="text">
      <style:text-properties style:text-underline-style="solid" style:text-underline-width="auto" style:text-underline-color="font-color" officeooo:rsid="000f9f66" style:text-overline-style="dash" style:text-overline-width="auto" style:text-overline-color="font-color"/>
    </style:style>
    <style:style style:name="T11" style:family="text">
      <style:text-properties style:text-underline-style="solid" style:text-underline-width="auto" style:text-underline-color="font-color" officeooo:rsid="000e9868"/>
    </style:style>
    <style:style style:name="T12" style:family="text">
      <style:text-properties style:text-underline-style="solid" style:text-underline-width="auto" style:text-underline-color="font-color" officeooo:rsid="0012bf1e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 officeooo:rsid="00064b6d" style:text-overline-style="dash" style:text-overline-width="auto" style:text-ov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style:text-overline-style="none" style:text-overline-color="font-color"/>
    </style:style>
    <style:style style:name="T16" style:family="text">
      <style:text-properties style:text-underline-style="none" officeooo:rsid="000886d7" style:text-overline-style="none" style:text-overline-color="font-color"/>
    </style:style>
    <style:style style:name="T17" style:family="text">
      <style:text-properties style:text-underline-style="none" style:text-overline-style="dash" style:text-overline-width="auto" style:text-overline-color="font-color"/>
    </style:style>
    <style:style style:name="T18" style:family="text">
      <style:text-properties style:text-underline-style="none" officeooo:rsid="000da400" style:text-overline-style="dash" style:text-overline-width="auto" style:text-overline-color="font-color"/>
    </style:style>
    <style:style style:name="T19" style:family="text">
      <style:text-properties style:text-underline-style="none" officeooo:rsid="000eecd5" style:text-overline-style="dash" style:text-overline-width="auto" style:text-overline-color="font-color"/>
    </style:style>
    <style:style style:name="T20" style:family="text">
      <style:text-properties style:text-underline-style="none" officeooo:rsid="00178837" style:text-overline-style="dash" style:text-overline-width="auto" style:text-overline-color="font-color"/>
    </style:style>
    <style:style style:name="T21" style:family="text">
      <style:text-properties style:text-underline-style="none" officeooo:rsid="0016392e" style:text-overline-style="dash" style:text-overline-width="auto" style:text-overline-color="font-color"/>
    </style:style>
    <style:style style:name="T22" style:family="text">
      <style:text-properties style:text-underline-style="none" style:text-overline-style="none" style:text-overline-color="font-color"/>
    </style:style>
    <style:style style:name="T23" style:family="text">
      <style:text-properties style:text-underline-style="none" officeooo:rsid="00098869" style:text-overline-style="none" style:text-overline-color="font-color"/>
    </style:style>
    <style:style style:name="T24" style:family="text">
      <style:text-properties style:text-underline-style="none" officeooo:rsid="000e9868" style:text-overline-style="none" style:text-overline-color="font-color"/>
    </style:style>
    <style:style style:name="T25" style:family="text">
      <style:text-properties style:text-underline-style="none" officeooo:rsid="000f9f66" style:text-overline-style="none" style:text-overline-color="font-color"/>
    </style:style>
    <style:style style:name="T26" style:family="text">
      <style:text-properties style:text-underline-style="none" officeooo:rsid="00178837" style:text-overline-style="none" style:text-overline-color="font-color"/>
    </style:style>
    <style:style style:name="T27" style:family="text">
      <style:text-properties style:text-underline-style="none" officeooo:rsid="0016392e" style:text-overline-style="none" style:text-overline-color="font-color"/>
    </style:style>
    <style:style style:name="T28" style:family="text">
      <style:text-properties style:text-underline-style="none" officeooo:rsid="0015cced" style:text-overline-style="none" style:text-overline-color="font-color"/>
    </style:style>
    <style:style style:name="T29" style:family="text">
      <style:text-properties style:text-underline-style="none" officeooo:rsid="000da400"/>
    </style:style>
    <style:style style:name="T30" style:family="text">
      <style:text-properties style:text-underline-style="none" style:text-overline-style="dotted" style:text-overline-width="bold" style:text-overline-color="font-color"/>
    </style:style>
    <style:style style:name="T31" style:family="text">
      <style:text-properties style:text-underline-style="none" officeooo:rsid="00178837"/>
    </style:style>
    <style:style style:name="T32" style:family="text">
      <style:text-properties style:text-overline-style="none" style:text-overline-color="font-color"/>
    </style:style>
    <style:style style:name="T33" style:family="text">
      <style:text-properties officeooo:rsid="000886d7" style:text-overline-style="none" style:text-overline-color="font-color"/>
    </style:style>
    <style:style style:name="T34" style:family="text">
      <style:text-properties style:text-overline-style="dash" style:text-overline-width="auto" style:text-overline-color="font-color"/>
    </style:style>
    <style:style style:name="T35" style:family="text">
      <style:text-properties officeooo:rsid="001447bc" style:text-overline-style="dash" style:text-overline-width="auto" style:text-overline-color="font-color"/>
    </style:style>
    <style:style style:name="T36" style:family="text">
      <style:text-properties style:text-overline-style="none" style:text-overline-color="font-color"/>
    </style:style>
    <style:style style:name="T37" style:family="text">
      <style:text-properties officeooo:rsid="000f9f66" style:text-overline-style="none" style:text-overline-color="font-color"/>
    </style:style>
    <style:style style:name="T38" style:family="text">
      <style:text-properties officeooo:rsid="001447bc" style:text-overline-style="none" style:text-overline-color="font-color"/>
    </style:style>
    <style:style style:name="T39" style:family="text">
      <style:text-properties officeooo:rsid="000e2970"/>
    </style:style>
    <style:style style:name="T40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41" style:family="text">
      <style:text-properties style:text-underline-style="solid" style:text-underline-width="auto" style:text-underline-color="font-color" officeooo:rsid="001447bc" style:text-overline-style="dash" style:text-overline-width="auto" style:text-overline-color="font-color"/>
    </style:style>
    <style:style style:name="T42" style:family="text">
      <style:text-properties style:text-underline-style="solid" style:text-underline-width="auto" style:text-underline-color="font-color" officeooo:rsid="00178837" style:text-overline-style="dash" style:text-overline-width="auto" style:text-overline-color="font-color"/>
    </style:style>
    <style:style style:name="T43" style:family="text">
      <style:text-properties style:text-underline-style="solid" style:text-underline-width="auto" style:text-underline-color="font-color" officeooo:rsid="0015cced" style:text-overline-style="dash" style:text-overline-width="auto" style:text-overline-color="font-color"/>
    </style:style>
    <style:style style:name="T44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45" style:family="text">
      <style:text-properties style:text-underline-style="solid" style:text-underline-width="auto" style:text-underline-color="font-color" officeooo:rsid="001447bc" style:text-overline-style="none" style:text-overline-color="font-color"/>
    </style:style>
    <style:style style:name="T46" style:family="text">
      <style:text-properties officeooo:rsid="0012bf1e"/>
    </style:style>
    <style:style style:name="T47" style:family="text">
      <style:text-properties officeooo:rsid="00144031"/>
    </style:style>
    <style:style style:name="T48" style:family="text">
      <style:text-properties style:text-underline-style="none" style:text-overline-style="none" style:text-overline-color="font-color"/>
    </style:style>
    <style:style style:name="T49" style:family="text">
      <style:text-properties style:text-underline-style="none" officeooo:rsid="001447bc" style:text-overline-style="none" style:text-overline-color="font-color"/>
    </style:style>
    <style:style style:name="T50" style:family="text">
      <style:text-properties style:text-underline-style="none" officeooo:rsid="00178837" style:text-overline-style="none" style:text-overline-color="font-color"/>
    </style:style>
    <style:style style:name="T51" style:family="text">
      <style:text-properties style:text-underline-style="none" officeooo:rsid="00187da0" style:text-overline-style="none" style:text-overline-color="font-color"/>
    </style:style>
    <style:style style:name="T52" style:family="text">
      <style:text-properties style:text-underline-style="none" style:text-overline-style="dash" style:text-overline-width="auto" style:text-overline-color="font-color"/>
    </style:style>
    <style:style style:name="T53" style:family="text">
      <style:text-properties style:text-underline-style="none" officeooo:rsid="00178837" style:text-overline-style="dash" style:text-overline-width="auto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ray</text:p>
      <text:p text:style-name="P1"/>
      <text:h text:style-name="Heading_20_2" text:outline-level="2">1)</text:h>
      <text:p text:style-name="P1"/>
      <text:p text:style-name="P1">Director (<text:span text:style-name="T1">#nombre_artistico</text:span>, nombre, nacionalidad</text:p>
      <text:p text:style-name="P1"/>
      <text:p text:style-name="P2">Pelicula (<text:span text:style-name="T1">#ISAN</text:span>,titulo, nacionalidad, productora, fecha, productora, <text:s/><text:span text:style-name="T13">nombre_artistico_director</text:span></text:p>
      <text:p text:style-name="P1"/>
      <text:p text:style-name="P1">Actor (<text:span text:style-name="T1">#nombre_artistico</text:span>, nombre, sexo, nacionalidad</text:p>
      <text:p text:style-name="P1"/>
      <text:p text:style-name="P2">Ejemplar (<text:span text:style-name="T1">#numero</text:span>, estado, <text:span text:style-name="T13">ISAN_pelicula</text:span></text:p>
      <text:p text:style-name="P1"/>
      <text:p text:style-name="P1">Socio (<text:span text:style-name="T1">#DNI</text:span>, nombre, direccion, telefono</text:p>
      <text:p text:style-name="P1"/>
      <text:p text:style-name="P4">Pelicula-Actor (<text:span text:style-name="T3">#nombre_artistico_actor</text:span>, <text:span text:style-name="T3">#ISAN_pelicula </text:span><text:span text:style-name="T32">, </text:span><text:span text:style-name="T33">protagonista</text:span></text:p>
      <text:p text:style-name="P4"><text:span text:style-name="T16"/></text:p>
      <text:p text:style-name="P6"><text:span text:style-name="T33">E</text:span><text:span text:style-name="T32">jemplar_Socio (</text:span><text:span text:style-name="T3">#numero_ejemplar</text:span><text:span text:style-name="T32">, </text:span><text:span text:style-name="T3">DNI_socio</text:span><text:span text:style-name="T32"> , fechaalquiler, fechadevolucion.</text:span></text:p>
      <text:p text:style-name="P6"><text:span text:style-name="T15"/></text:p>
      <text:p text:style-name="P6"><text:span text:style-name="T32">Socio-Avala ( </text:span><text:span text:style-name="T3">DNI_socio</text:span><text:span text:style-name="T32"> , <text:s text:c="3"/></text:span><text:span text:style-name="T3">DNI_avalador </text:span></text:p>
      <text:p text:style-name="P1"/>
      <text:p text:style-name="P3"/>
      <text:h text:style-name="Heading_20_3" text:outline-level="3">Claves foráneas:</text:h>
      <text:h text:style-name="Heading_20_3" text:outline-level="3"/>
      <text:p text:style-name="P3">Pelicula (nombre_artistico_director) → Director (<text:span text:style-name="T1">#nombre_artistico</text:span>)</text:p>
      <text:p text:style-name="P3"/>
      <text:p text:style-name="P3">Ejempl<text:tab/>ar (<text:span text:style-name="T1">ISAN_pelicula</text:span>) → Pelicula (<text:span text:style-name="T1">#ISAN</text:span>)</text:p>
      <text:p text:style-name="P3"/>
      <text:p text:style-name="P5">Pelicula-Ac<text:span text:style-name="T39">to</text:span>r (<text:span text:style-name="T1">ISAN_pelicula</text:span>) → Pelicula (<text:span text:style-name="T2">#</text:span><text:span text:style-name="T1">ISAN</text:span>)</text:p>
      <text:p text:style-name="P4"/>
      <text:p text:style-name="P5">Pelicula-Actor (<text:span text:style-name="T1">nombre_artistico_actor</text:span>) → Actor (<text:span text:style-name="T2">#</text:span><text:span text:style-name="T1">nombre_artistico</text:span>)</text:p>
      <text:p text:style-name="P4"/>
      <text:p text:style-name="P6">Ejemplar-Socio (<text:span text:style-name="T1">numero_ejemplar</text:span>) → Ejemplar (<text:span text:style-name="T1">#numero</text:span>)</text:p>
      <text:p text:style-name="P6"/>
      <text:p text:style-name="P6">Ejemplar-Socio (<text:span text:style-name="T1">DNI_socio</text:span>) → Socio (<text:span text:style-name="T1">#DNI</text:span>)</text:p>
      <text:p text:style-name="P6"/>
      <text:p text:style-name="P6">Socio-Avala (<text:span text:style-name="T1">DNI_socio</text:span>) → Socio(<text:span text:style-name="T1">#DNI</text:span>)</text:p>
      <text:p text:style-name="P6"/>
      <text:p text:style-name="P6">Socio-Avala (<text:span text:style-name="T1">DNI_avalador</text:span>) → Socio(<text:span text:style-name="T1">#DNI</text:span>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h text:style-name="Heading_20_2" text:outline-level="2">2)</text:h>
      <text:p text:style-name="Text_20_body"/>
      <text:p text:style-name="P9">Actor(<text:span text:style-name="T4">#</text:span><text:span text:style-name="T1">DNI</text:span><text:span text:style-name="T14">, nombre, fec_na, nacionalidad, </text:span><text:span text:style-name="T18">id_Personaje</text:span></text:p>
      <text:p text:style-name="P18"><text:span text:style-name="T14">Personaje(</text:span><text:span text:style-name="T1">#id</text:span><text:span text:style-name="T14">, nombre, raza, graduacion, </text:span><text:span text:style-name="T19">Id_personaje_jefe</text:span></text:p>
      <text:p text:style-name="P9"><text:span text:style-name="T14">Nave(</text:span><text:span text:style-name="T4">#</text:span><text:span text:style-name="T1">Codigo_nave</text:span><text:span text:style-name="T14">, nombre, n.tripul.</text:span></text:p>
      <text:p text:style-name="P18"><text:span text:style-name="T14">Pelicula(</text:span><text:span text:style-name="T1">#Codigo_</text:span><text:span text:style-name="T11">pelicula</text:span><text:span text:style-name="T14">, titulo, año, director,</text:span></text:p>
      <text:p text:style-name="P19"><text:span text:style-name="T14">Capitulo(</text:span><text:span text:style-name="T1">#Codigo_</text:span><text:span text:style-name="T11">capitulo</text:span><text:span text:style-name="T14">, titulo, </text:span><text:span text:style-name="T29">tiempo, fecha_rod., fecha_emi,</text:span></text:p>
      <text:p text:style-name="P9"><text:span text:style-name="T14">Planeta(</text:span><text:span text:style-name="T4">#</text:span><text:span text:style-name="T1">Codigo_Planeta,</text:span><text:span text:style-name="T14"> nombre, </text:span><text:span text:style-name="T15">galaxia </text:span></text:p>
      <text:p text:style-name="P22"><text:span text:style-name="T23">C</text:span><text:span text:style-name="T15">apitulo-Nave- Planeta( #</text:span><text:span text:style-name="T3">Codigo_nave, #codigo_planeta, codigo_capitulo</text:span><text:span text:style-name="T23"> , </text:span><text:span text:style-name="T15">problema</text:span></text:p>
      <text:p text:style-name="P24"><text:span text:style-name="T15">Personaje-Pelicula ( </text:span><text:span text:style-name="T24">#</text:span><text:span text:style-name="T3">id_personaje, #codigo_pelicula,</text:span><text:span text:style-name="T23"> </text:span><text:span text:style-name="T15">protagonista</text:span></text:p>
      <text:p text:style-name="P25"><text:span text:style-name="T15">Personaje-Capitulo </text:span><text:span text:style-name="T25">(</text:span><text:span text:style-name="T15"> </text:span><text:span text:style-name="T24">#</text:span><text:span text:style-name="T3">id_personaje, #codigo_</text:span><text:span text:style-name="T10">Capitulo</text:span><text:span text:style-name="T3">,</text:span><text:span text:style-name="T23"> </text:span><text:span text:style-name="T15">protagonista</text:span></text:p>
      <text:p text:style-name="P21"><text:span text:style-name="T23"/></text:p>
      <text:h text:style-name="Heading_20_3" text:outline-level="3">Claves foraneas:</text:h>
      <text:p text:style-name="P20"><text:span text:style-name="T15"/></text:p>
      <text:p text:style-name="P23"><text:span text:style-name="T15">Personaje (i</text:span><text:span text:style-name="T17">d_personaje_jefe)</text:span><text:span text:style-name="T23"> → </text:span><text:span text:style-name="T15">Personaje(</text:span><text:span text:style-name="T5">#id</text:span><text:span text:style-name="T15">)</text:span></text:p>
      <text:p text:style-name="P20"><text:span text:style-name="T15">Actor (</text:span><text:span text:style-name="T30">id_Personaje</text:span><text:span text:style-name="T15">) → Personaje (</text:span><text:span text:style-name="T5">#id</text:span><text:span text:style-name="T15">)</text:span></text:p>
      <text:p text:style-name="P22"><text:span text:style-name="T15">Capitulo-Nave-Planeta (</text:span><text:span text:style-name="T3">#Codigo_planeta)</text:span><text:span text:style-name="T23"> <text:s/>→ </text:span><text:span text:style-name="T15">Planeta(</text:span><text:span text:style-name="T5">#Codigo_planeta</text:span><text:span text:style-name="T15">)</text:span></text:p>
      <text:p text:style-name="P22"><text:span text:style-name="T15">Capitulo-Nave-Planeta (</text:span><text:span text:style-name="T3">#Codigo_nave)</text:span><text:span text:style-name="T23"> <text:s/>→ </text:span><text:span text:style-name="T15">Nave(</text:span><text:span text:style-name="T5">#Codigo_Nave</text:span><text:span text:style-name="T15">)</text:span></text:p>
      <text:p text:style-name="P22"><text:span text:style-name="T15">Capitulo-Nave-Planeta (</text:span><text:span text:style-name="T3">#Codigo_capitulo)</text:span><text:span text:style-name="T23"> <text:s/>→ </text:span><text:span text:style-name="T15">Capitulo(</text:span><text:span text:style-name="T5">#Codigo_Capitulo</text:span><text:span text:style-name="T15">)</text:span></text:p>
      <text:p text:style-name="P24"><text:span text:style-name="T15">Personaje-Pelicula (</text:span><text:span text:style-name="T24">#</text:span><text:span text:style-name="T3">id_personaje</text:span><text:span text:style-name="T15">) → Personaje(</text:span><text:span text:style-name="T5">#id)</text:span></text:p>
      <text:p text:style-name="P11"><text:span text:style-name="T32">Pesonaje-</text:span><text:span text:style-name="T37">Pelicula</text:span><text:span text:style-name="T32"> (</text:span><text:span text:style-name="T3"> #codigo_</text:span><text:span text:style-name="T10">Pelicula</text:span><text:span text:style-name="T3">)</text:span><text:span text:style-name="T32"> → </text:span><text:span text:style-name="T37">Pelicula</text:span><text:span text:style-name="T32">(</text:span><text:span text:style-name="T5">#Codigo_</text:span><text:span text:style-name="T6">Pelicula</text:span><text:span text:style-name="T37">)</text:span></text:p>
      <text:p text:style-name="P25"><text:span text:style-name="T15">Personaje-</text:span><text:span text:style-name="T25">Capitulo</text:span><text:span text:style-name="T15"> (</text:span><text:span text:style-name="T24">#</text:span><text:span text:style-name="T3">id_personaje</text:span><text:span text:style-name="T15">) → Personaje(</text:span><text:span text:style-name="T5">#id)</text:span></text:p>
      <text:p text:style-name="P12"><text:span text:style-name="T37">Pesonaje-Capitulo (</text:span><text:span text:style-name="T10"> #codigo_Capitulo)</text:span><text:span text:style-name="T37"> → Capitulo(</text:span><text:span text:style-name="T6">#Codigo_Capitulo</text:span><text:span text:style-name="T37">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Heading_20_2" text:outline-level="2">3)</text:h>
      <text:p text:style-name="P26"/>
      <text:p text:style-name="P26"/>
      <text:p text:style-name="P13">Profesor (<text:span text:style-name="T1">#DNI</text:span>, nombre, direccion, telefono </text:p>
      <text:p text:style-name="P14">Modulo (<text:span text:style-name="T1">#Codigo_Modulo</text:span>, nombre, <text:span text:style-name="T34">DNI_Profesor</text:span><text:span text:style-name="T32">, <text:s/></text:span><text:span text:style-name="T34">Codigo_Curso</text:span></text:p>
      <text:p text:style-name="P13">Curso (<text:span text:style-name="T1">#Codigo_Curso</text:span>, turno, nombre <text:s/></text:p>
      <text:p text:style-name="P13">Alumnado (<text:span text:style-name="T12">#n.expediente</text:span><text:span text:style-name="T46">, apellido1, apellido2, fecha.nac, nombre, </text:span><text:span text:style-name="T47">tipo, </text:span><text:span text:style-name="T35">Codigo_Curso</text:span><text:span text:style-name="T38">, modo_eleccion</text:span></text:p>
      <text:p text:style-name="P16">Modulo-Alumnado (<text:span text:style-name="T3">#Codigo_Modulo, </text:span><text:span text:style-name="T41">#</text:span><text:span text:style-name="T3">n.expediente</text:span></text:p>
      <text:p text:style-name="P16"><text:span text:style-name="T15"/></text:p>
      <text:p text:style-name="P16"><text:span text:style-name="T15"/></text:p>
      <text:p text:style-name="P16"><text:span text:style-name="T15"/></text:p>
      <text:h text:style-name="Heading_20_3" text:outline-level="3">Claves Foraneas</text:h>
      <text:p text:style-name="Text_20_body"/>
      <text:p text:style-name="P27">Modulo ( <text:span text:style-name="T17">DNI_Porfesor)</text:span><text:span text:style-name="T15"> → Profesor(</text:span><text:span text:style-name="T5">#DNI)</text:span></text:p>
      <text:p text:style-name="P27"><text:span text:style-name="T15">Modulo ( </text:span><text:span text:style-name="T3">Codigo_Curso</text:span><text:span text:style-name="T15"> </text:span><text:span text:style-name="T17">)</text:span><text:span text:style-name="T15"> → Curos(</text:span><text:span text:style-name="T5">#Codigo_Curso)</text:span></text:p>
      <text:p text:style-name="P15"><text:span text:style-name="T32">Modulo-Alumnado (</text:span><text:span text:style-name="T3">#Codigo_Modulo</text:span><text:span text:style-name="T32">) → Modulo(</text:span><text:span text:style-name="T45">#Codigo_Modulo)</text:span></text:p>
      <text:p text:style-name="P15"><text:span text:style-name="T49">Modulo-Alumnado (</text:span><text:span text:style-name="T41">#n.expediente</text:span><text:span text:style-name="T49">) → Alumnado(</text:span><text:span text:style-name="T45">#n.expediente)</text:span></text:p>
      <text:p text:style-name="Text_20_body"><text:span text:style-name="T49">A</text:span><text:span text:style-name="T15">lumnado</text:span><text:span text:style-name="T5"> ( </text:span><text:span text:style-name="T34">Codigo_Curso)</text:span><text:span text:style-name="T32"> → Curso(</text:span><text:span text:style-name="T5">#Codigo_Curso)<text:line-break/><text:line-break/></text:span></text:p>
      <text:h text:style-name="P7" text:outline-level="4">4)</text:h>
      <text:p text:style-name="Text_20_body"/>
      <text:p text:style-name="P28">Cliente (<text:span text:style-name="T1">#DNI</text:span><text:span text:style-name="T14">, nombre, direccion, telefono, email</text:span></text:p>
      <text:p text:style-name="P28"><text:span text:style-name="T14">Web (</text:span><text:span text:style-name="T1">#URL</text:span><text:span text:style-name="T14">, nombre, topico</text:span></text:p>
      <text:p text:style-name="P28"><text:span text:style-name="T14">Banner (</text:span><text:span text:style-name="T1">#Codigo_Banner</text:span><text:span text:style-name="T14">, nombre, pvp, descripcion, marca</text:span></text:p>
      <text:p text:style-name="P28"><text:span text:style-name="T14">Popup (</text:span><text:span text:style-name="T1">#Codigo_Popup</text:span><text:span text:style-name="T14">, nombre, pvp, descripcion, mensaje</text:span></text:p>
      <text:p text:style-name="P28"><text:span text:style-name="T14">EnlacePatrocinador (</text:span><text:span text:style-name="T1">#Codigo_</text:span><text:span text:style-name="T14">EnlacePatrocinador, nombre, pvp, descripcion, enlace, pvpextra</text:span></text:p>
      <text:p text:style-name="P28"><text:span text:style-name="T14"/></text:p>
      <text:p text:style-name="P30"><text:span text:style-name="T14">Cliente-Banner (</text:span><text:span text:style-name="T43">#DNI</text:span><text:span text:style-name="T42">_Cliente</text:span><text:span text:style-name="T31">, </text:span><text:span text:style-name="T42">#Codigo_Banner</text:span></text:p>
      <text:p text:style-name="P30"><text:span text:style-name="T14">Cliente-Popup (</text:span><text:span text:style-name="T43">#DNI</text:span><text:span text:style-name="T42">_Cliente</text:span><text:span text:style-name="T26">, </text:span><text:span text:style-name="T43">#</text:span><text:span text:style-name="T42">Codigo_Popup</text:span></text:p>
      <text:p text:style-name="P30"><text:span text:style-name="T14">Cliente-EnlacePatrocinador (</text:span><text:span text:style-name="T43">#DNI</text:span><text:span text:style-name="T42">_Cliente</text:span><text:span text:style-name="T26">, </text:span><text:span text:style-name="T43">#</text:span><text:span text:style-name="T42">Codigo_</text:span><text:span text:style-name="T17">EnlacePatrocinador</text:span></text:p>
      <text:p text:style-name="P29"><text:span text:style-name="T14"/></text:p>
      <text:p text:style-name="P30"><text:span text:style-name="T14">Web-Banner (</text:span><text:span text:style-name="T43">#</text:span><text:span text:style-name="T42">URL_Web</text:span><text:span text:style-name="T26">, <text:s/></text:span><text:span text:style-name="T42">#Codigo_Banner</text:span><text:span text:style-name="T26">, fecha.ini, fecha.fin</text:span></text:p>
      <text:p text:style-name="P30"><text:span text:style-name="T14">Web-Popup (</text:span><text:span text:style-name="T43">#</text:span><text:span text:style-name="T42">URL_Web</text:span><text:span text:style-name="T26">, <text:s/></text:span><text:span text:style-name="T43">#</text:span><text:span text:style-name="T42">Codigo_Popup</text:span><text:span text:style-name="T26">, fecha.ini, fecha.fin</text:span></text:p>
      <text:p text:style-name="P30"><text:span text:style-name="T14">Web-EnlacePatrocinador (</text:span><text:span text:style-name="T43">#</text:span><text:span text:style-name="T42">URL_Web</text:span><text:span text:style-name="T26">, <text:s/></text:span><text:span text:style-name="T43">#</text:span><text:span text:style-name="T42">Codigo_</text:span><text:span text:style-name="T17">EnlacePatrocinador</text:span><text:span text:style-name="T26">, fecha.ini, fecha.fin</text:span></text:p>
      <text:p text:style-name="P30"><text:span text:style-name="T26"/></text:p>
      <text:h text:style-name="Heading_20_3" text:outline-level="3"><text:span text:style-name="T26">C</text:span><text:span text:style-name="T15">laves Foraneas</text:span></text:h>
      <text:p text:style-name="Text_20_body"><text:span text:style-name="T15"/></text:p>
      <text:p text:style-name="P32"><text:span text:style-name="T15">Cliente-Banner(</text:span><text:span text:style-name="T43">#DNI</text:span><text:span text:style-name="T3">_Cliente</text:span><text:span text:style-name="T17">)</text:span><text:span text:style-name="T15"> → Cliente(</text:span><text:span text:style-name="T7">#DNI</text:span><text:span text:style-name="T5">)</text:span></text:p>
      <text:p text:style-name="P32"><text:span text:style-name="T15">Cliente-Banner(</text:span><text:span text:style-name="T3">#Codigo_Banner</text:span><text:span text:style-name="T17">)</text:span><text:span text:style-name="T15"> → Banner(</text:span><text:span text:style-name="T7">#Codigo_Ban</text:span><text:span text:style-name="T5">ner)</text:span></text:p>
      <text:p text:style-name="P32"><text:span text:style-name="T5"/></text:p>
      <text:p text:style-name="P30"><text:span text:style-name="T26">Cliente-Popup </text:span><text:span text:style-name="T26">(</text:span><text:span text:style-name="T43">#DNI</text:span><text:span text:style-name="T42">_Cliente</text:span><text:span text:style-name="T20">)</text:span><text:span text:style-name="T26"> → Cliente(</text:span><text:span text:style-name="T7">#DNI</text:span><text:span text:style-name="T8">)</text:span></text:p>
      <text:p text:style-name="P30"><text:span text:style-name="T15">Cliente-Popup </text:span><text:span text:style-name="T26">(</text:span><text:span text:style-name="T42">#Codigo_</text:span><text:span text:style-name="T17">Popup</text:span><text:span text:style-name="T20">)</text:span><text:span text:style-name="T26"> → Poppup(</text:span><text:span text:style-name="T7">#Codigo_</text:span><text:span text:style-name="T26">Poppup</text:span><text:span text:style-name="T8">)</text:span></text:p>
      <text:p text:style-name="P30"><text:span text:style-name="T8"/></text:p>
      <text:p text:style-name="P33"><text:span text:style-name="T26">Cliente-EnlacePatrocinador </text:span><text:span text:style-name="T26">(</text:span><text:span text:style-name="T43">#DNI</text:span><text:span text:style-name="T42">_Cliente</text:span><text:span text:style-name="T20">)</text:span><text:span text:style-name="T26"> → Cliente(</text:span><text:span text:style-name="T7">#DNI</text:span><text:span text:style-name="T8">)</text:span></text:p>
      <text:p text:style-name="P34"><text:span text:style-name="T26">Cliente-EnlacePatrocinador </text:span><text:span text:style-name="T26">(</text:span><text:span text:style-name="T43">#</text:span><text:span text:style-name="T42">Codigo_</text:span><text:span text:style-name="T21">EnlacePatrocinador</text:span><text:span text:style-name="T20">)</text:span><text:span text:style-name="T26"> → </text:span><text:span text:style-name="T27">EnlacePatrocinador</text:span><text:span text:style-name="T26">(</text:span><text:span text:style-name="T7">#Codigo_</text:span><text:span text:style-name="T28">EnlacePatrocinador</text:span><text:span text:style-name="T8">)</text:span></text:p>
      <text:p text:style-name="P33"><text:span text:style-name="T8"/></text:p>
      <text:p text:style-name="P31"><text:span text:style-name="T26">Web-Banner </text:span><text:span text:style-name="T26">(</text:span><text:span text:style-name="T43">#</text:span><text:span text:style-name="T42">URL_Web</text:span><text:span text:style-name="T20">)</text:span><text:span text:style-name="T26"> → </text:span><text:span text:style-name="T51">Web</text:span><text:span text:style-name="T26">(</text:span><text:span text:style-name="T7">#URL</text:span><text:span text:style-name="T8">)</text:span></text:p>
      <text:p text:style-name="P31"><text:span text:style-name="T26">Web-Banner </text:span><text:span text:style-name="T26">(</text:span><text:span text:style-name="T42">#Codigo_Banner</text:span><text:span text:style-name="T20">)</text:span><text:span text:style-name="T26"> → Banner(</text:span><text:span text:style-name="T7">#Codigo_Ban</text:span><text:span text:style-name="T8">ner)</text:span></text:p>
      <text:p text:style-name="P31"><text:span text:style-name="T8"/></text:p>
      <text:p text:style-name="P31"><text:span text:style-name="T8"/></text:p>
      <text:p text:style-name="P31"><text:soft-page-break/><text:span text:style-name="T26">Web-Banner </text:span><text:span text:style-name="T26">(</text:span><text:span text:style-name="T43">#</text:span><text:span text:style-name="T42">URL_Web</text:span><text:span text:style-name="T20">)</text:span><text:span text:style-name="T26"> → </text:span><text:span text:style-name="T51">Web</text:span><text:span text:style-name="T26">(</text:span><text:span text:style-name="T7">#URL</text:span><text:span text:style-name="T8">)</text:span></text:p>
      <text:p text:style-name="P31"><text:span text:style-name="T26">(</text:span><text:span text:style-name="T42">#Codigo_</text:span><text:span text:style-name="T20">Popup</text:span><text:span text:style-name="T20">)</text:span><text:span text:style-name="T26"> → Poppup(</text:span><text:span text:style-name="T7">#Codigo_</text:span><text:span text:style-name="T26">Poppup</text:span><text:span text:style-name="T8">)</text:span></text:p>
      <text:p text:style-name="P31"><text:span text:style-name="T8"/></text:p>
      <text:p text:style-name="P31"><text:span text:style-name="T26">Web-Banner </text:span><text:span text:style-name="T26">(</text:span><text:span text:style-name="T43">#</text:span><text:span text:style-name="T42">URL_Web</text:span><text:span text:style-name="T20">)</text:span><text:span text:style-name="T26"> → </text:span><text:span text:style-name="T51">Web</text:span><text:span text:style-name="T26">(</text:span><text:span text:style-name="T7">#URL</text:span><text:span text:style-name="T8">)</text:span></text:p>
      <text:p text:style-name="P31"><text:span text:style-name="T26">Web-Banner </text:span><text:span text:style-name="T26">(</text:span><text:span text:style-name="T43">#</text:span><text:span text:style-name="T42">Codigo_</text:span><text:span text:style-name="T17">EnlacePatrocinador</text:span><text:span text:style-name="T20">)</text:span><text:span text:style-name="T26"> → </text:span><text:span text:style-name="T15">EnlacePatrocinador</text:span><text:span text:style-name="T26">(</text:span><text:span text:style-name="T7">#Codigo_</text:span><text:span text:style-name="T28">EnlacePatrocinador</text:span><text:span text:style-name="T8">)</text:span></text:p>
      <text:p text:style-name="P31"><text:span text:style-name="T8"/></text:p>
      <text:h text:style-name="Heading_20_2" text:outline-level="2"><text:span text:style-name="T8">5</text:span><text:span text:style-name="T5">)</text:span></text:h>
      <text:p text:style-name="Text_20_body"><text:span text:style-name="T5"/></text:p>
      <text:p text:style-name="P17"><text:span text:style-name="T32">EspecieFlor (</text:span><text:span text:style-name="T5">#nombre</text:span><text:span text:style-name="T32">, suelo, estacion, ep_flor, tiem_expos.</text:span></text:p>
      <text:p text:style-name="P17"><text:span text:style-name="T32">Flor (</text:span><text:span text:style-name="T5">#nombre_cien</text:span><text:span text:style-name="T32">, pvp, nombre_com., <text:s/></text:span><text:span text:style-name="T34">nombre_EspecieFlor</text:span></text:p>
      <text:p text:style-name="P17"><text:span text:style-name="T32">LineaPedido ( </text:span><text:span text:style-name="T5">#numero_LineaPedido</text:span><text:span text:style-name="T32">, </text:span><text:span text:style-name="T34">id_flor</text:span><text:span text:style-name="T32">, cantidad, <text:s/></text:span><text:span text:style-name="T34">Numero_Pedido</text:span></text:p>
      <text:p text:style-name="P17"><text:span text:style-name="T32">Pedido (</text:span><text:span text:style-name="T5">#numero_Pedido,</text:span><text:span text:style-name="T32"> fecha, total</text:span></text:p>
      <text:p text:style-name="P17"><text:span text:style-name="T32"/></text:p>
      <text:h text:style-name="Heading_20_3" text:outline-level="3">Claves foraneas</text:h>
      <text:p text:style-name="Text_20_body"/>
      <text:p text:style-name="P35">Flor (<text:span text:style-name="T17">nombre_EspecieFlor) </text:span><text:span text:style-name="T15">→ EspecieFlor(</text:span><text:span text:style-name="T5">#nombre)</text:span></text:p>
      <text:p text:style-name="P35"><text:span text:style-name="T15">LineaPedido( </text:span><text:span text:style-name="T17">id_flor</text:span><text:span text:style-name="T15">) → Flor(</text:span><text:span text:style-name="T5">#nombre_cien)</text:span></text:p>
      <text:p text:style-name="P35"><text:span text:style-name="T15">LineaPedido( </text:span><text:span text:style-name="T17">Numero_Pedido</text:span><text:span text:style-name="T15">) → Pedido(</text:span><text:span text:style-name="T5">#numero_Pedido)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9T20:14:38.097000000</meta:creation-date>
    <dc:date>2025-11-03T21:16:27.457000000</dc:date>
    <meta:editing-duration>PT52M1S</meta:editing-duration>
    <meta:editing-cycles>13</meta:editing-cycles>
    <meta:generator>LibreOffice/24.2.3.2$Windows_X86_64 LibreOffice_project/433d9c2ded56988e8a90e6b2e771ee4e6a5ab2ba</meta:generator>
    <meta:document-statistic meta:table-count="0" meta:image-count="0" meta:object-count="0" meta:page-count="5" meta:paragraph-count="85" meta:word-count="358" meta:character-count="4143" meta:non-whitespace-character-count="3850"/>
  </office:meta>
</office:document-meta>
</file>